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60d"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svg:stroke-color="#000000" draw:fill-color="#ffd428" draw:textarea-horizontal-align="justify" draw:textarea-vertical-align="middle" draw:auto-grow-height="false" fo:min-height="2.29cm" fo:min-width="3.945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2.29cm" fo:min-width="3.94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2.29cm" fo:min-width="3.945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/>
    </style:style>
    <style:style style:name="P2" style:family="paragraph">
      <loext:graphic-properties draw:fill-color="#ff860d"/>
      <style:paragraph-properties fo:text-align="center" style:writing-mode="lr-tb"/>
      <style:text-properties fo:color="#000000" loext:opacity="100%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d428"/>
      <style:paragraph-properties fo:text-align="center" style:writing-mode="lr-tb"/>
    </style:style>
    <style:style style:name="P5" style:family="paragraph">
      <loext:graphic-properties draw:fill-color="#b3cac7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d428"/>
      <style:paragraph-properties fo:text-align="center" style:writing-mode="lr-tb"/>
      <style:text-properties fo:color="#000000" loext:opacity="100%"/>
    </style:style>
    <style:style style:name="P8" style:family="paragraph">
      <loext:graphic-properties draw:fill-color="#b4c7dc"/>
      <style:paragraph-properties fo:text-align="center" style:writing-mode="lr-tb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13.7cm" svg:y="9.89cm">
          <text:p text:style-name="P1"><text:span text:style-name="T1">MCU</text:span></text:p>
          <text:p text:style-name="P1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445cm" svg:height="2.54cm" svg:x="20.685cm" svg:y="9.89cm">
          <text:p text:style-name="P3">GPS Module</text:p>
          <text:p text:style-name="P3"><text:span text:style-name="T3">ATGM332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445cm" svg:height="2.54cm" svg:x="6.715cm" svg:y="9.89cm">
          <text:p text:style-name="P3">RF Transceiver</text:p>
          <text:p text:style-name="P3"><text:span text:style-name="T3">RA-0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4.445cm" svg:height="2.54cm" svg:x="6.715cm" svg:y="2.27cm">
          <text:p text:style-name="P3">RF Antenna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4.445cm" svg:height="2.54cm" svg:x="20.685cm" svg:y="13.7cm">
          <text:p text:style-name="P3">GPS Antenna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1.16cm" svg:y1="11.16cm" svg:x2="13.7cm" svg:y2="11.16cm" draw:start-shape="id1" draw:start-glue-point="1" draw:end-shape="id2" draw:end-glue-point="3" svg:d="M11160 11160h2540" svg:viewBox="0 0 2541 1">
          <text:p/>
        </draw:connector>
        <draw:connector draw:style-name="gr4" draw:text-style-name="P6" draw:layer="layout" svg:x1="20.685cm" svg:y1="11.16cm" svg:x2="18.145cm" svg:y2="11.16cm" draw:start-shape="id3" draw:start-glue-point="3" draw:end-shape="id2" draw:end-glue-point="1" svg:d="M20685 11160h-2540" svg:viewBox="0 0 2541 1">
          <text:p/>
        </draw:connector>
        <draw:custom-shape draw:style-name="gr2" draw:text-style-name="P7" xml:id="id5" draw:id="id5" draw:layer="layout" svg:width="4.445cm" svg:height="2.54cm" svg:x="6.715cm" svg:y="13.7cm">
          <text:p text:style-name="P1"><text:span text:style-name="T1">Motor Driver / Sensing</text:span></text:p>
          <text:p text:style-name="P1"><text:span text:style-name="T2">L6219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6" draw:id="id6" draw:layer="layout" svg:width="4.445cm" svg:height="2.54cm" svg:x="13.7cm" svg:y="13.7cm">
          <text:p text:style-name="P1"><text:span text:style-name="T1">IMU</text:span></text:p>
          <text:p text:style-name="P1"><text:span text:style-name="T2">MPU-9250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2.907cm" svg:y1="12.43cm" svg:x2="22.907cm" svg:y2="13.7cm" draw:start-shape="id3" draw:start-glue-point="2" draw:end-shape="id4" draw:end-glue-point="0" svg:d="M22907 12430v1270" svg:viewBox="0 0 1 1271">
          <text:p/>
        </draw:connector>
        <draw:connector draw:style-name="gr4" draw:text-style-name="P6" draw:layer="layout" svg:x1="15.922cm" svg:y1="12.43cm" svg:x2="8.937cm" svg:y2="13.7cm" draw:start-shape="id2" draw:start-glue-point="2" draw:end-shape="id5" draw:end-glue-point="0" svg:d="M15922 12430v635h-6985v635" svg:viewBox="0 0 6986 1271">
          <text:p/>
        </draw:connector>
        <draw:connector draw:style-name="gr4" draw:text-style-name="P6" draw:layer="layout" svg:x1="15.922cm" svg:y1="13.7cm" svg:x2="15.922cm" svg:y2="12.43cm" draw:start-shape="id6" draw:start-glue-point="0" draw:end-shape="id2" draw:end-glue-point="2" svg:d="M15922 13700v-1270" svg:viewBox="0 0 1 1271">
          <text:p/>
        </draw:connector>
        <draw:custom-shape draw:style-name="gr2" draw:text-style-name="P4" xml:id="id7" draw:id="id7" draw:layer="layout" svg:width="4.445cm" svg:height="2.54cm" svg:x="13.7cm" svg:y="6.08cm">
          <text:p text:style-name="P3">Radiosonde Transceiver</text:p>
          <text:p text:style-name="P3"><text:span text:style-name="T3">SI4362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5.922cm" svg:y1="8.62cm" svg:x2="15.922cm" svg:y2="9.89cm" draw:start-shape="id7" draw:start-glue-point="2" draw:end-shape="id2" draw:end-glue-point="0" svg:d="M15922 8620v1270" svg:viewBox="0 0 1 1271">
          <text:p/>
        </draw:connector>
        <draw:custom-shape draw:style-name="gr2" draw:text-style-name="P4" xml:id="id8" draw:id="id8" draw:layer="layout" svg:width="4.445cm" svg:height="2.54cm" svg:x="6.715cm" svg:y="6.08cm">
          <text:p text:style-name="P3">RF Switch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8.937cm" svg:y1="8.62cm" svg:x2="8.937cm" svg:y2="9.89cm" draw:start-shape="id8" draw:start-glue-point="2" draw:end-shape="id1" draw:end-glue-point="0" svg:d="M8937 8620v1270" svg:viewBox="0 0 1 1271">
          <text:p/>
        </draw:connector>
        <draw:connector draw:style-name="gr4" draw:text-style-name="P6" draw:layer="layout" svg:x1="11.16cm" svg:y1="7.35cm" svg:x2="13.7cm" svg:y2="7.35cm" draw:start-shape="id8" draw:start-glue-point="1" draw:end-shape="id7" draw:end-glue-point="3" svg:d="M11160 7350h2540" svg:viewBox="0 0 2541 1">
          <text:p/>
        </draw:connector>
        <draw:connector draw:style-name="gr4" draw:text-style-name="P6" draw:layer="layout" svg:x1="11.221cm" svg:y1="8.245cm" svg:x2="13.658cm" svg:y2="10.589cm" svg:d="M11221 8245h1219v2344h1218" svg:viewBox="0 0 2438 2345">
          <text:p/>
        </draw:connector>
        <draw:connector draw:style-name="gr4" draw:text-style-name="P6" draw:layer="layout" svg:x1="8.937cm" svg:y1="4.81cm" svg:x2="8.937cm" svg:y2="6.08cm" draw:start-shape="id9" draw:start-glue-point="2" draw:end-shape="id8" draw:end-glue-point="0" svg:d="M8937 4810v1270" svg:viewBox="0 0 1 1271">
          <text:p/>
        </draw:connector>
        <draw:custom-shape draw:style-name="gr5" draw:text-style-name="P8" xml:id="id10" draw:id="id10" draw:layer="layout" svg:width="4.445cm" svg:height="2.54cm" svg:x="20.685cm" svg:y="6.08cm">
          <text:p text:style-name="P3">PC Bus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8.173cm" svg:y1="10.58cm" svg:x2="20.685cm" svg:y2="7.35cm" draw:end-shape="id10" draw:end-glue-point="3" svg:d="M18173 10580h1005v-3230h1507" svg:viewBox="0 0 2513 323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ZA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5:31:47.185228081</meta:creation-date>
    <dc:date>2023-08-14T07:59:39.716034610</dc:date>
    <meta:editing-duration>PT13M1S</meta:editing-duration>
    <meta:editing-cycles>6</meta:editing-cycles>
    <meta:generator>LibreOffice/7.3.7.2$Linux_X86_64 LibreOffice_project/30$Build-2</meta:generator>
    <meta:document-statistic meta:object-count="21"/>
  </office:meta>
</office:document-meta>
</file>